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horizontal-align="left" draw:textarea-vertical-align="top" draw:auto-grow-height="false" draw:auto-grow-width="false" draw:fit-to-size="shrink-to-fit" fo:min-height="18.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ourier New1" fo:font-size="22pt" style:font-size-asian="22pt" style:font-size-complex="22pt"/>
    </style:style>
    <style:style style:name="T3" style:family="text">
      <style:text-properties style:font-name="Arial2" fo:font-size="24pt" style:font-size-asian="24pt" style:font-size-complex="2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2" fo:font-size="24pt" fo:font-style="italic" style:font-size-asian="24pt" style:font-style-asian="italic" style:font-size-complex="24pt" style:font-style-complex="italic"/>
    </style:style>
    <style:style style:name="T6" style:family="text">
      <style:text-properties style:font-name="Arial2" fo:font-size="24pt" fo:font-style="normal" style:font-size-asian="24pt" style:font-style-asian="normal" style:font-size-complex="24pt" style:font-style-complex="normal"/>
    </style:style>
    <style:style style:name="T7" style:family="text">
      <style:text-properties style:font-name="Arial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style:font-name="Arial2"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9" style:family="text">
      <style:text-properties style:font-name="Arial2" fo:font-size="24pt" fo:font-style="normal" style:text-underline-style="none" style:font-size-asian="24pt" style:font-style-asian="normal" style:font-size-complex="24pt" style:font-style-complex="normal"/>
    </style:style>
    <style:style style:name="T10" style:family="text">
      <style:text-properties style:font-name="Courier New1" fo:font-size="16pt" fo:font-style="normal" style:text-underline-style="none" style:font-size-asian="16pt" style:font-style-asian="normal" style:font-size-complex="16pt" style:font-style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Courier New1" fo:font-size="22pt" fo:font-style="normal" style:text-underline-style="none" style:font-size-asian="22pt" style:font-style-asian="normal" style:font-size-complex="22pt" style:font-style-complex="normal"/>
    </style:style>
    <style:style style:name="T13" style:family="text">
      <style:text-properties style:font-name="Courier New1" fo:font-size="18pt" style:font-size-asian="18pt" style:font-size-complex="18pt"/>
    </style:style>
    <style:style style:name="T14" style:family="text">
      <style:text-properties style:font-name="Arial2" fo:font-size="18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7" style:family="text">
      <style:text-properties style:font-name="Courier New1" fo:font-size="24pt" style:font-size-asian="24pt" style:font-size-complex="24pt"/>
    </style:style>
    <style:style style:name="T18" style:family="text">
      <style:text-properties style:font-name="Arial2" fo:font-size="18pt" fo:font-style="normal" style:text-underline-style="none" style:font-size-asian="18pt" style:font-style-asian="normal" style:font-size-complex="18pt" style:font-style-complex="normal"/>
    </style:style>
    <style:style style:name="T19" style:family="text">
      <style:text-properties style:font-name="Arial2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style:font-name="Courier New1" fo:font-size="18pt" fo:font-style="normal" style:text-underline-style="none" style:font-size-asian="18pt" style:font-style-asian="normal" style:font-size-complex="18pt" style:font-style-complex="normal"/>
    </style:style>
    <style:style style:name="T21" style:family="text">
      <style:text-properties style:font-name="Arial2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Arial2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Arial2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4" style:family="text">
      <style:text-properties style:font-name="Arial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5" style:family="text">
      <style:text-properties style:font-name="Arial2" fo:font-size="18pt" style:text-underline-style="none" fo:font-weight="normal" style:font-size-asian="18pt" style:font-weight-asian="normal" style:font-size-complex="18pt" style:font-weight-complex="normal"/>
    </style:style>
    <style:style style:name="T26" style:family="text">
      <style:text-properties style:font-name="Arial2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font-name="Arial2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style:font-name="Arial2" fo:font-size="18pt" fo:font-style="italic" style:text-underline-style="none" style:font-size-asian="18pt" style:font-style-asian="italic" style:font-size-complex="18pt" style:font-style-complex="italic"/>
    </style:style>
    <style:style style:name="T29" style:family="text">
      <style:text-properties style:font-name="Arial2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font-name="Arial2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24th Feb 2016</text:p>
            <text:p text:style-name="P1"/>
            <text:p text:style-name="P1">(cleaned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Recap</text:p>
            <text:p text:style-name="P1"/>
            <text:p text:style-name="P1">Last time we looked at :-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Homework</text:p>
            <text:p text:style-name="P1"/>
            <text:p text:style-name="P1">Look at the factorial function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This Time</text:p>
            <text:p text:style-name="P1"/>
            <text:p text:style-name="P2"><text:span text:style-name="T1">We will look at the factorial function, and two ways of calculating it:</text:span></text:p>
            <text:p text:style-name="P2"/>
            <text:list text:style-name="L1">
              <text:list-item>
                <text:p text:style-name="P2"><text:span text:style-name="T1"><text:s/></text:span><text:span text:style-name="T1">Iterative method</text:span></text:p>
              </text:list-item>
              <text:list-item>
                <text:p text:style-name="P2"><text:span text:style-name="T1"><text:s/></text:span><text:span text:style-name="T1">Recursive method</text:span></text:p>
              </text:list-item>
            </text:list>
            <text:p text:style-name="P1"/>
            <text:p text:style-name="P2"><text:span text:style-name="T1">Then we'll look at classifying operations with an enum:</text:span></text:p>
            <text:p text:style-name="P1"/>
            <text:p text:style-name="P1"><text:span text:style-name="T2">enum Operations {Add, Subtract, Mult, Divide, … };</text:span></text:p>
            <text:p text:style-name="P1"><text:span text:style-name="T2"/></text:p>
            <text:p text:style-name="P2"><text:span text:style-name="T3">Then we'll add something to the calculator to say how many arguments each function need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Definition of Factorial Function</text:span></text:p>
            <text:p text:style-name="P2"/>
            <text:p text:style-name="P2"><text:span text:style-name="T3">- n! is defined as </text:span><text:span text:style-name="T5">n x (n-1) x (n-2) x (n-3) …... x 1</text:span></text:p>
            <text:p text:style-name="P2"><text:span text:style-name="T5"/></text:p>
            <text:p text:style-name="P2"><text:span text:style-name="T6">So 5! is</text:span></text:p>
            <text:p text:style-name="P2"><text:span text:style-name="T6"/></text:p>
            <text:p text:style-name="P2"><text:span text:style-name="T6">5 x 4 x 3 x 2 x 1 = 120</text:span></text:p>
            <text:p text:style-name="P2"><text:span text:style-name="T6"/></text:p>
            <text:p text:style-name="P2"><text:span text:style-name="T6">1! is 1, and 0! is defined as also being 1</text:span></text:p>
            <text:p text:style-name="P2"><text:span text:style-name="T6"/></text:p>
            <text:p text:style-name="P2"><text:span text:style-name="T6">As a function, it gets big </text:span><text:span text:style-name="T7">very</text:span><text:span text:style-name="T6"> quickly.</text:span></text:p>
            <text:p text:style-name="P2"><text:span text:style-name="T6"/></text:p>
            <text:p text:style-name="P2"><text:span text:style-name="T6">1! = 1</text:span></text:p>
            <text:p text:style-name="P2"><text:span text:style-name="T6">5! = 120</text:span></text:p>
            <text:p text:style-name="P2"><text:span text:style-name="T6">10! = 3628800 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Test-Driven Development</text:span></text:p>
            <text:p text:style-name="P2"/>
            <text:p text:style-name="P2"><text:span text:style-name="T3">But wait!</text:span></text:p>
            <text:p text:style-name="P2"><text:span text:style-name="T3"/></text:p>
            <text:p text:style-name="P2"><text:span text:style-name="T3">First we write our tests, then code the factorial function that passes them.</text:span></text:p>
            <text:p text:style-name="P2"><text:span text:style-name="T3"/></text:p>
            <text:p text:style-name="P2"><text:span text:style-name="T3">Fortunately, they're quite simple.</text:span></text:p>
            <text:p text:style-name="P2"><text:span text:style-name="T5"/></text:p>
            <text:p text:style-name="P2"><text:span text:style-name="T6">We choose what are called the </text:span><text:span text:style-name="T8">edge cases</text:span><text:span text:style-name="T9">, things like zero, one, two, and also negative numbers.</text:span></text:p>
            <text:p text:style-name="P2"><text:span text:style-name="T9"/></text:p>
            <text:p text:style-name="P2"><text:span text:style-name="T9">A simple check with a calculator shows that 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Test-Driven Development</text:span></text:p>
            <text:p text:style-name="P2"/>
            <text:p text:style-name="P2"><text:span text:style-name="T9">A simple check with a calculator shows that :-</text:span></text:p>
            <text:p text:style-name="P2"><text:span text:style-name="T9"/></text:p>
            <text:p text:style-name="P2"><text:span text:style-name="T9">factorial of a negative number produces an error</text:span></text:p>
            <text:p text:style-name="P2"><text:span text:style-name="T9"/></text:p>
            <text:p text:style-name="P2"><text:span text:style-name="T9">0! = 1</text:span></text:p>
            <text:p text:style-name="P2"><text:span text:style-name="T9">1! = 1</text:span></text:p>
            <text:p text:style-name="P2"><text:span text:style-name="T9">2! = 2</text:span></text:p>
            <text:p text:style-name="P2"><text:span text:style-name="T9">3! = 6</text:span></text:p>
            <text:p text:style-name="P2"><text:span text:style-name="T9"/></text:p>
            <text:p text:style-name="P2"><text:span text:style-name="T9">We'll choose -1, 0, 1 and 2 as our test cases.</text:span></text:p>
            <text:p text:style-name="P2"><text:span text:style-name="T9">We'll also use 5! to test the loop portion of the function.</text:span></text:p>
            <text:p text:style-name="P2"><text:span text:style-name="T9"/></text:p>
            <text:p text:style-name="P2"><text:span text:style-name="T9">5! = 12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Test-Driven Development</text:span></text:p>
            <text:p text:style-name="P2"/>
            <text:p text:style-name="P2"><text:span text:style-name="T9">We can use the functions that we wrote for the powerl function</text:span></text:p>
            <text:p text:style-name="P2"><text:span text:style-name="T9"/></text:p>
            <text:p text:style-name="P2"><text:span text:style-name="T10">/*</text:span></text:p>
            <text:p text:style-name="P2"><text:span text:style-name="T10"><text:s/></text:span><text:span text:style-name="T10">* Test powerl() function</text:span></text:p>
            <text:p text:style-name="P2"><text:span text:style-name="T10"><text:s/></text:span><text:span text:style-name="T10">*/</text:span></text:p>
            <text:p text:style-name="P2"><text:span text:style-name="T10">void test(long base, long exponent, long answer) {</text:span></text:p>
            <text:p text:style-name="P2"><text:span text:style-name="T10"/></text:p>
            <text:p text:style-name="P2"><text:span text:style-name="T10"><text:s text:c="4"/></text:span><text:span text:style-name="T10">long result;</text:span></text:p>
            <text:p text:style-name="P2"><text:span text:style-name="T10"><text:s text:c="4"/></text:span><text:span text:style-name="T10">printf("checking that powerl(%ld,%ld) == %ld ", base,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xponent,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nswer);</text:span></text:p>
            <text:p text:style-name="P2"><text:span text:style-name="T10"/></text:p>
            <text:p text:style-name="P2"><text:span text:style-name="T10"><text:s text:c="4"/></text:span><text:span text:style-name="T10">result = powerl(base, exponent);</text:span></text:p>
            <text:p text:style-name="P2"><text:span text:style-name="T10"><text:s text:c="4"/></text:span><text:span text:style-name="T10">if (result == answer)</text:span></text:p>
            <text:p text:style-name="P2"><text:span text:style-name="T10"><text:s text:c="8"/></text:span><text:span text:style-name="T10">printf("pass\n");</text:span></text:p>
            <text:p text:style-name="P2"><text:span text:style-name="T10"><text:s text:c="4"/></text:span><text:span text:style-name="T10">else</text:span></text:p>
            <text:p text:style-name="P2"><text:span text:style-name="T10"><text:s text:c="8"/></text:span><text:span text:style-name="T10">printf("FAIL, expected %ld, got %ld\n", answer, result);</text:span></text:p>
            <text:p text:style-name="P2"><text:span text:style-name="T10">}</text:span></text:p>
            <text:p text:style-name="P2"><text:span text:style-name="T10"/></text:p>
            <text:p text:style-name="P2"><text:span text:style-name="T9">and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Test-Driven Development</text:span></text:p>
            <text:p text:style-name="P2"/>
            <text:p text:style-name="P2"><text:span text:style-name="T10">/*</text:span></text:p>
            <text:p text:style-name="P2"><text:span text:style-name="T10"><text:s/></text:span><text:span text:style-name="T10">* Test powerl() function</text:span></text:p>
            <text:p text:style-name="P2"><text:span text:style-name="T10"><text:s/></text:span><text:span text:style-name="T10">*/</text:span></text:p>
            <text:p text:style-name="P2"><text:span text:style-name="T10">void test(long base, long exponent, long answer) {</text:span></text:p>
            <text:p text:style-name="P2"><text:span text:style-name="T10"/></text:p>
            <text:p text:style-name="P2"><text:span text:style-name="T10"><text:s text:c="4"/></text:span><text:span text:style-name="T10">long result;</text:span></text:p>
            <text:p text:style-name="P2"><text:span text:style-name="T10"><text:s text:c="4"/></text:span><text:span text:style-name="T10">printf("checking that powerl(%ld,%ld) == %ld ", base,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xponent,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nswer);</text:span></text:p>
            <text:p text:style-name="P2"><text:span text:style-name="T10"/></text:p>
            <text:p text:style-name="P2"><text:span text:style-name="T10"><text:s text:c="4"/></text:span><text:span text:style-name="T10">result = powerl(base, exponent);</text:span></text:p>
            <text:p text:style-name="P2"><text:span text:style-name="T10"><text:s text:c="4"/></text:span><text:span text:style-name="T10">if (result == answer)</text:span></text:p>
            <text:p text:style-name="P2"><text:span text:style-name="T10"><text:s text:c="8"/></text:span><text:span text:style-name="T10">printf("pass\n");</text:span></text:p>
            <text:p text:style-name="P2"><text:span text:style-name="T10"><text:s text:c="4"/></text:span><text:span text:style-name="T10">else</text:span></text:p>
            <text:p text:style-name="P2"><text:span text:style-name="T10"><text:s text:c="8"/></text:span><text:span text:style-name="T10">printf("FAIL, expected %ld, got %ld\n", answer, result);</text:span></text:p>
            <text:p text:style-name="P2"><text:span text:style-name="T10">}</text:span></text:p>
            <text:p text:style-name="P2"><text:span text:style-name="T10"/></text:p>
            <text:p text:style-name="P2"><text:span text:style-name="T9">and</text:span></text:p>
            <text:p text:style-name="P2"><text:span text:style-name="T9"/></text:p>
            <text:p text:style-name="P2"><text:span text:style-name="T10">/*</text:span></text:p>
            <text:p text:style-name="P2"><text:span text:style-name="T10"><text:s/></text:span><text:span text:style-name="T10">* Run the tests on powerl()</text:span></text:p>
            <text:p text:style-name="P2"><text:span text:style-name="T10"><text:s/></text:span><text:span text:style-name="T10">*/</text:span></text:p>
            <text:p text:style-name="P2"><text:span text:style-name="T10">void testPowerl() {</text:span></text:p>
            <text:p text:style-name="P2"><text:span text:style-name="T10"><text:s text:c="4"/></text:span></text:p>
            <text:p text:style-name="P2"><text:span text:style-name="T10"><text:s text:c="4"/></text:span><text:span text:style-name="T10">printf("Testing powerl:\n");</text:span></text:p>
            <text:p text:style-name="P2"><text:span text:style-name="T10"><text:s text:c="4"/></text:span><text:span text:style-name="T10">test(0,0,1);</text:span></text:p>
            <text:p text:style-name="P2"><text:span text:style-name="T10"><text:s text:c="4"/></text:span><text:span text:style-name="T10">test(1,0,1);</text:span></text:p>
            <text:p text:style-name="P2"><text:span text:style-name="T10"><text:s text:c="4"/></text:span><text:span text:style-name="T10">test(0,1,0);</text:span></text:p>
            <text:p text:style-name="P2"><text:span text:style-name="T10"><text:s text:c="4"/></text:span><text:span text:style-name="T10">test(1,1,1);</text:span></text:p>
            <text:p text:style-name="P2"><text:span text:style-name="T10"><text:s text:c="4"/></text:span><text:span text:style-name="T10">test(2,10,1024);</text:span></text:p>
            <text:p text:style-name="P2"><text:span text:style-name="T10"><text:s text:c="4"/></text:span><text:span text:style-name="T10">test(-1,2,1);</text:span></text:p>
            <text:p text:style-name="P2"><text:span text:style-name="T10"><text:s text:c="4"/></text:span><text:span text:style-name="T10">test(3,-2,-1); <text:s/>/* powerl returns -1 for negative exponents */</text:span></text:p>
            <text:p text:style-name="P2"><text:span text:style-name="T10"><text:s text:c="4"/></text:span></text:p>
            <text:p text:style-name="P2"><text:span text:style-name="T10"><text:s text:c="4"/></text:span><text:span text:style-name="T10">for (int i=10; i &gt; 0; i--) {</text:span></text:p>
            <text:p text:style-name="P2"><text:span text:style-name="T10"><text:s text:c="8"/></text:span><text:span text:style-name="T10">printf("2^%d = %ld\n", i, powerl(2,i));</text:span></text:p>
            <text:p text:style-name="P2"><text:span text:style-name="T10"><text:s text:c="4"/></text:span><text:span text:style-name="T10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Test-Driven Development</text:span></text:p>
            <text:p text:style-name="P2"/>
            <text:p text:style-name="P2">We modify them to test factorial() [that we haven't written yet] -</text:p>
            <text:p text:style-name="P2"><text:span text:style-name="T10"/></text:p>
            <text:p text:style-name="P2"><text:span text:style-name="T10">/*</text:span></text:p>
            <text:p text:style-name="P2"><text:span text:style-name="T10"><text:s/></text:span><text:span text:style-name="T10">* Test factorial() function</text:span></text:p>
            <text:p text:style-name="P2"><text:span text:style-name="T10"><text:s/></text:span><text:span text:style-name="T10">*/</text:span></text:p>
            <text:p text:style-name="P2"><text:span text:style-name="T10">void test(long number, long answer) {</text:span></text:p>
            <text:p text:style-name="P2"><text:span text:style-name="T10"/></text:p>
            <text:p text:style-name="P2"><text:span text:style-name="T10"><text:s text:c="4"/></text:span><text:span text:style-name="T10">long result;</text:span></text:p>
            <text:p text:style-name="P2"><text:span text:style-name="T10"><text:s text:c="4"/></text:span><text:span text:style-name="T10">printf("checking that factorial(%ld) == %ld ", number, answer);</text:span></text:p>
            <text:p text:style-name="P2"><text:span text:style-name="T10"><text:s text:c="4"/></text:span><text:span text:style-name="T10">result = factorial(number);</text:span></text:p>
            <text:p text:style-name="P2"><text:span text:style-name="T10"><text:s text:c="4"/></text:span><text:span text:style-name="T10">if (result == answer)</text:span></text:p>
            <text:p text:style-name="P2"><text:span text:style-name="T10"><text:s text:c="8"/></text:span><text:span text:style-name="T10">printf("pass\n");</text:span></text:p>
            <text:p text:style-name="P2"><text:span text:style-name="T10"><text:s text:c="4"/></text:span><text:span text:style-name="T10">else</text:span></text:p>
            <text:p text:style-name="P2"><text:span text:style-name="T10"><text:s text:c="8"/></text:span><text:span text:style-name="T10">printf("FAIL, expected %ld, got %ld\n", answer, result);</text:span></text:p>
            <text:p text:style-name="P2"><text:span text:style-name="T10">}</text:span></text:p>
            <text:p text:style-name="P2"><text:span text:style-name="T10"/></text:p>
            <text:p text:style-name="P2"><text:span text:style-name="T9">and</text:span></text:p>
            <text:p text:style-name="P2"><text:span text:style-name="T9"/></text:p>
            <text:p text:style-name="P2"><text:span text:style-name="T10">/*</text:span></text:p>
            <text:p text:style-name="P2"><text:span text:style-name="T10"><text:s/></text:span><text:span text:style-name="T10">* Run the tests on factorial()</text:span></text:p>
            <text:p text:style-name="P2"><text:span text:style-name="T10"><text:s/></text:span><text:span text:style-name="T10">*/</text:span></text:p>
            <text:p text:style-name="P2"><text:span text:style-name="T10">void testFactorial() {</text:span></text:p>
            <text:p text:style-name="P2"><text:span text:style-name="T10"><text:s text:c="4"/></text:span></text:p>
            <text:p text:style-name="P2"><text:span text:style-name="T10"><text:s text:c="4"/></text:span><text:span text:style-name="T10">printf("Testing factorial:\n");</text:span></text:p>
            <text:p text:style-name="P2"><text:span text:style-name="T10"><text:s text:c="4"/></text:span><text:span text:style-name="T10">test(-1,-1);</text:span></text:p>
            <text:p text:style-name="P2"><text:span text:style-name="T10"><text:s text:c="4"/></text:span><text:span text:style-name="T10">test(0,1);</text:span></text:p>
            <text:p text:style-name="P2"><text:span text:style-name="T10"><text:s text:c="4"/></text:span><text:span text:style-name="T10">test(1,1);</text:span></text:p>
            <text:p text:style-name="P2"><text:span text:style-name="T10"><text:s text:c="4"/></text:span><text:span text:style-name="T10">test(2,2);</text:span></text:p>
            <text:p text:style-name="P2"><text:span text:style-name="T10"><text:s text:c="4"/></text:span><text:span text:style-name="T10">test(5,120);</text:span></text:p>
            <text:p text:style-name="P2"><text:span text:style-name="T10"><text:s text:c="4"/></text:span><text:span text:style-name="T10">}</text:span></text:p>
          </draw:text-box>
        </draw:frame>
        <draw:custom-shape draw:style-name="gr2" draw:text-style-name="P1" draw:layer="layout" svg:width="8.2cm" svg:height="4.4cm" svg:x="17.8cm" svg:y="14.2cm">
          <text:p text:style-name="P1">we use -1 as a return</text:p>
          <text:p text:style-name="P1">value to indicate an</text:p>
          <text:p text:style-name="P1">error</text:p>
          <draw:enhanced-geometry svg:viewBox="0 0 21600 21600" draw:text-areas="800 800 20800 20800" draw:type="round-rectangular-callout" draw:modifiers="-31021.1925374954 12319.018404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Test-Driven Development</text:span></text:p>
            <text:p text:style-name="P2"/>
            <text:p text:style-name="P2"><text:span text:style-name="T11">Enter these now, and check that they compile. <text:s/>We need a stub factorial function (an empty one) that returns -1 so that all tests fail.</text:span></text:p>
            <text:p text:style-name="P2"><text:span text:style-name="T12"/></text:p>
            <text:p text:style-name="P2"><text:span text:style-name="T10">/*</text:span></text:p>
            <text:p text:style-name="P2"><text:span text:style-name="T10"><text:s/></text:span><text:span text:style-name="T10">* Test factorial() function</text:span></text:p>
            <text:p text:style-name="P2"><text:span text:style-name="T10"><text:s/></text:span><text:span text:style-name="T10">*/</text:span></text:p>
            <text:p text:style-name="P2"><text:span text:style-name="T10">void testFactorial(long number, long answer) {</text:span></text:p>
            <text:p text:style-name="P2"><text:span text:style-name="T10"/></text:p>
            <text:p text:style-name="P2"><text:span text:style-name="T10"><text:s text:c="4"/></text:span><text:span text:style-name="T10">long result;</text:span></text:p>
            <text:p text:style-name="P2"><text:span text:style-name="T10"><text:s text:c="4"/></text:span><text:span text:style-name="T10">printf("checking that factorial(%ld) == %ld ", number, answer);</text:span></text:p>
            <text:p text:style-name="P2"><text:span text:style-name="T10"><text:s text:c="4"/></text:span><text:span text:style-name="T10">result = factorial(number);</text:span></text:p>
            <text:p text:style-name="P2"><text:span text:style-name="T10"><text:s text:c="4"/></text:span><text:span text:style-name="T10">if (result == answer)</text:span></text:p>
            <text:p text:style-name="P2"><text:span text:style-name="T10"><text:s text:c="8"/></text:span><text:span text:style-name="T10">printf("pass\n");</text:span></text:p>
            <text:p text:style-name="P2"><text:span text:style-name="T10"><text:s text:c="4"/></text:span><text:span text:style-name="T10">else</text:span></text:p>
            <text:p text:style-name="P2"><text:span text:style-name="T10"><text:s text:c="8"/></text:span><text:span text:style-name="T10">printf("FAIL, expected %ld, got %ld\n", answer, result);</text:span></text:p>
            <text:p text:style-name="P2"><text:span text:style-name="T10">}</text:span></text:p>
            <text:p text:style-name="P2"><text:span text:style-name="T10"/></text:p>
            <text:p text:style-name="P2"><text:span text:style-name="T9">and</text:span></text:p>
            <text:p text:style-name="P2"><text:span text:style-name="T9"/></text:p>
            <text:p text:style-name="P2"><text:span text:style-name="T10">/*</text:span></text:p>
            <text:p text:style-name="P2"><text:span text:style-name="T10"><text:s/></text:span><text:span text:style-name="T10">* Run the tests on factorial()</text:span></text:p>
            <text:p text:style-name="P2"><text:span text:style-name="T10"><text:s/></text:span><text:span text:style-name="T10">*/</text:span></text:p>
            <text:p text:style-name="P2"><text:span text:style-name="T10">void doAllFactorialTests() {</text:span></text:p>
            <text:p text:style-name="P2"><text:span text:style-name="T10"><text:s text:c="4"/></text:span></text:p>
            <text:p text:style-name="P2"><text:span text:style-name="T10"><text:s text:c="4"/></text:span><text:span text:style-name="T10">printf("Testing factorial:\n");</text:span></text:p>
            <text:p text:style-name="P2"><text:span text:style-name="T10"><text:s text:c="4"/></text:span><text:span text:style-name="T10">testFactorial(-1,-1);</text:span></text:p>
            <text:p text:style-name="P2"><text:span text:style-name="T10"><text:s text:c="4"/></text:span><text:span text:style-name="T10">testFactorial(0,1);</text:span></text:p>
            <text:p text:style-name="P2"><text:span text:style-name="T10"><text:s text:c="4"/></text:span><text:span text:style-name="T10">testFactorial(1,1);</text:span></text:p>
            <text:p text:style-name="P2"><text:span text:style-name="T10"><text:s text:c="4"/></text:span><text:span text:style-name="T10">testFactorial(2,2);</text:span></text:p>
            <text:p text:style-name="P2"><text:span text:style-name="T10"><text:s text:c="4"/></text:span><text:span text:style-name="T10">testFactorial(5,120);</text:span></text:p>
            <text:p text:style-name="P2"><text:span text:style-name="T10"><text:s text:c="4"/></text:span><text:span text:style-name="T10">}</text:span></text:p>
          </draw:text-box>
        </draw:frame>
        <draw:custom-shape draw:style-name="gr2" draw:text-style-name="P1" draw:layer="layout" svg:width="8.2cm" svg:height="4.4cm" svg:x="17.8cm" svg:y="14.2cm">
          <text:p text:style-name="P1">we use -1 as a return</text:p>
          <text:p text:style-name="P1">value to indicate an</text:p>
          <text:p text:style-name="P1">error</text:p>
          <draw:enhanced-geometry svg:viewBox="0 0 21600 21600" draw:text-areas="800 800 20800 20800" draw:type="round-rectangular-callout" draw:modifiers="-31021.1925374954 12319.018404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Factorial Function</text:span></text:p>
            <text:p text:style-name="P2"/>
            <text:p text:style-name="P2"><text:span text:style-name="T1">Now we write the factorial function(s).</text:span></text:p>
            <text:p text:style-name="P2"><text:span text:style-name="T1"/></text:p>
            <text:p text:style-name="P2"><text:span text:style-name="T1">The iterative way of calculating this uses a simple loop :-</text:span></text:p>
            <text:p text:style-name="P2"><text:span text:style-name="T3"/></text:p>
            <text:p text:style-name="P2"><text:span text:style-name="T3">In pseudo code, the algorithm for n! is :-</text:span></text:p>
            <text:p text:style-name="P2"><text:span text:style-name="T3"/></text:p>
            <text:p text:style-name="P2"><text:span text:style-name="T13">set answer to n</text:span></text:p>
            <text:p text:style-name="P2"><text:span text:style-name="T13"/></text:p>
            <text:p text:style-name="P2"><text:span text:style-name="T13">(a)</text:span></text:p>
            <text:p text:style-name="P2"><text:span text:style-name="T13">n = n - 1</text:span></text:p>
            <text:p text:style-name="P2"><text:span text:style-name="T13">answer = answer * n</text:span></text:p>
            <text:p text:style-name="P2"><text:span text:style-name="T13">loop back to (a) if <text:s/>n &gt; 1</text:span></text:p>
            <text:p text:style-name="P2"><text:span text:style-name="T3"/></text:p>
            <text:p text:style-name="P2"><text:span text:style-name="T3"/></text:p>
            <text:p text:style-name="P2"><text:span text:style-name="T3">and this translates very easily into code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Factorial Function</text:span></text:p>
            <text:p text:style-name="P2"/>
            <text:p text:style-name="P2"><text:span text:style-name="T13"/></text:p>
            <text:p text:style-name="P2"><text:span text:style-name="T14">My version :-</text:span></text:p>
            <text:p text:style-name="P2"><text:span text:style-name="T14"/></text:p>
            <text:p text:style-name="P2"><text:span text:style-name="T13"/></text:p>
            <text:p text:style-name="P2"><text:span text:style-name="T13">long factorial(long n) {</text:span></text:p>
            <text:p text:style-name="P2"><text:span text:style-name="T13"/></text:p>
            <text:p text:style-name="P2"><text:span text:style-name="T13"><text:tab/></text:span><text:span text:style-name="T13">long answer = n;</text:span></text:p>
            <text:p text:style-name="P2"><text:span text:style-name="T13"><text:tab/></text:span><text:span text:style-name="T13">while (n &gt; 1) {</text:span></text:p>
            <text:p text:style-name="P2"><text:span text:style-name="T13"><text:tab/></text:span><text:span text:style-name="T13"><text:tab/></text:span><text:span text:style-name="T13">n--;</text:span><text:span text:style-name="T13"><text:tab/></text:span></text:p>
            <text:p text:style-name="P2"><text:span text:style-name="T13"><text:tab/></text:span><text:span text:style-name="T13"><text:tab/></text:span><text:span text:style-name="T13">answer = answer * n;</text:span></text:p>
            <text:p text:style-name="P2"><text:span text:style-name="T13"><text:tab/></text:span><text:span text:style-name="T13"><text:tab/></text:span><text:span text:style-name="T13">}</text:span></text:p>
            <text:p text:style-name="P2"><text:span text:style-name="T13"/></text:p>
            <text:p text:style-name="P2"><text:span text:style-name="T13"><text:tab/></text:span><text:span text:style-name="T13">return answer;</text:span></text:p>
            <text:p text:style-name="P2"><text:span text:style-name="T13"><text:tab/></text:span><text:span text:style-name="T13">}</text:span></text:p>
            <text:p text:style-name="P2"><text:span text:style-name="T13"/></text:p>
            <text:p text:style-name="P2"><text:span text:style-name="T14">We can condense this a bit, and add the tests for negative inputs and zero 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Factorial Function</text:span></text:p>
            <text:p text:style-name="P2"/>
            <text:p text:style-name="P2"><text:span text:style-name="T13"/></text:p>
            <text:p text:style-name="P2"><text:span text:style-name="T14">My condensed version :-</text:span></text:p>
            <text:p text:style-name="P2"><text:span text:style-name="T14"/></text:p>
            <text:p text:style-name="P2"><text:span text:style-name="T13"/></text:p>
            <text:p text:style-name="P2"><text:span text:style-name="T13">long factorial(long n) {</text:span></text:p>
            <text:p text:style-name="P2"><text:span text:style-name="T13"/></text:p>
            <text:p text:style-name="P2"><text:span text:style-name="T13"><text:tab/></text:span><text:span text:style-name="T13">if (n &lt; 0)</text:span></text:p>
            <text:p text:style-name="P2"><text:span text:style-name="T13"><text:tab/></text:span><text:span text:style-name="T13"><text:tab/></text:span><text:span text:style-name="T13">return -1;</text:span></text:p>
            <text:p text:style-name="P2"><text:span text:style-name="T13"><text:tab/></text:span><text:span text:style-name="T13">if (n == 0)</text:span></text:p>
            <text:p text:style-name="P2"><text:span text:style-name="T13"><text:tab/></text:span><text:span text:style-name="T13"><text:tab/></text:span><text:span text:style-name="T13">return 1;</text:span></text:p>
            <text:p text:style-name="P2"><text:span text:style-name="T13"/></text:p>
            <text:p text:style-name="P2"><text:span text:style-name="T13"><text:tab/></text:span><text:span text:style-name="T13">long answer = n;</text:span></text:p>
            <text:p text:style-name="P2"><text:span text:style-name="T13"><text:tab/></text:span><text:span text:style-name="T13">while (--n &gt; 1) {</text:span></text:p>
            <text:p text:style-name="P2"><text:span text:style-name="T13"><text:tab/></text:span><text:span text:style-name="T13"><text:tab/></text:span><text:span text:style-name="T13">answer = answer * n;</text:span></text:p>
            <text:p text:style-name="P2"><text:span text:style-name="T13"><text:tab/></text:span><text:span text:style-name="T13"><text:tab/></text:span><text:span text:style-name="T13">}</text:span></text:p>
            <text:p text:style-name="P2"><text:span text:style-name="T13"/></text:p>
            <text:p text:style-name="P2"><text:span text:style-name="T13"><text:tab/></text:span><text:span text:style-name="T13">return answer;</text:span></text:p>
            <text:p text:style-name="P2"><text:span text:style-name="T13"><text:tab/></text:span><text:span text:style-name="T13">}</text:span></text:p>
            <text:p text:style-name="P2"><text:span text:style-name="T14"/></text:p>
            <text:p text:style-name="P2"><text:span text:style-name="T14">As </text:span><text:span text:style-name="T13">n</text:span><text:span text:style-name="T14"> is decremented in the while loop header, </text:span><text:span text:style-name="T13">answer</text:span><text:span text:style-name="T14"> gets multiplied by n-1 the first time, n-2 the second, etc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Factorial Function</text:span></text:p>
            <text:p text:style-name="P2"/>
            <text:p text:style-name="P2"><text:span text:style-name="T13"/></text:p>
            <text:p text:style-name="P2"><text:span text:style-name="T14">We can plug this into Netbeans, and run our tests. <text:s/>Do this now.</text:span></text:p>
            <text:p text:style-name="P2"><text:span text:style-name="T14"/></text:p>
            <text:p text:style-name="P2"><text:span text:style-name="T13"/></text:p>
            <text:p text:style-name="P2"><text:span text:style-name="T13">long factorial(long n) {</text:span></text:p>
            <text:p text:style-name="P2"><text:span text:style-name="T13"/></text:p>
            <text:p text:style-name="P2"><text:span text:style-name="T13"><text:tab/></text:span><text:span text:style-name="T13">if (n &lt; 0)</text:span></text:p>
            <text:p text:style-name="P2"><text:span text:style-name="T13"><text:tab/></text:span><text:span text:style-name="T13"><text:tab/></text:span><text:span text:style-name="T13"><text:tab/></text:span><text:span text:style-name="T13"> <text:s/></text:span><text:span text:style-name="T13"><text:tab/></text:span><text:span text:style-name="T13">return -1;</text:span></text:p>
            <text:p text:style-name="P2"><text:span text:style-name="T13"><text:tab/></text:span><text:span text:style-name="T13">if (n == 0)</text:span></text:p>
            <text:p text:style-name="P2"><text:span text:style-name="T13"><text:tab/></text:span><text:span text:style-name="T13"><text:tab/></text:span><text:span text:style-name="T13"> </text:span><text:span text:style-name="T13"><text:tab/></text:span><text:span text:style-name="T13">return 1;</text:span></text:p>
            <text:p text:style-name="P2"><text:span text:style-name="T13"/></text:p>
            <text:p text:style-name="P2"><text:span text:style-name="T13"><text:tab/></text:span><text:span text:style-name="T13">long answer = n;</text:span></text:p>
            <text:p text:style-name="P2"><text:span text:style-name="T13"><text:tab/></text:span><text:span text:style-name="T13">while (--n &gt; 1) {</text:span></text:p>
            <text:p text:style-name="P2"><text:span text:style-name="T13"><text:tab/></text:span><text:span text:style-name="T13"><text:tab/></text:span><text:span text:style-name="T13">answer = answer * n;</text:span></text:p>
            <text:p text:style-name="P2"><text:span text:style-name="T13"><text:tab/></text:span><text:span text:style-name="T13"><text:tab/></text:span><text:span text:style-name="T13">}</text:span></text:p>
            <text:p text:style-name="P2"><text:span text:style-name="T13"/></text:p>
            <text:p text:style-name="P2"><text:span text:style-name="T13"><text:tab/></text:span><text:span text:style-name="T13">return answer;</text:span></text:p>
            <text:p text:style-name="P2"><text:span text:style-name="T13"><text:tab/></text:span><text:span text:style-name="T13">}</text:span></text:p>
            <text:p text:style-name="P2"><text:span text:style-name="T14"/></text:p>
            <text:p text:style-name="P2"><text:span text:style-name="T15"/></text:p>
            <text:p text:style-name="P2"><text:span text:style-name="T15">Add the line </text:span></text:p>
            <text:p text:style-name="P2"><text:span text:style-name="T15"/></text:p>
            <text:p text:style-name="P2"><text:span text:style-name="T13">testFactorial();</text:span></text:p>
            <text:p text:style-name="P2"><text:span text:style-name="T15"/></text:p>
            <text:p text:style-name="P2"><text:span text:style-name="T15">to the main() function, and run the test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9cm" svg:x="1.4cm" svg:y="1.4cm" presentation:class="subtitle" presentation:user-transformed="true">
          <draw:text-box>
            <text:p text:style-name="P2"><text:span text:style-name="T4">Factorial Function</text:span></text:p>
            <text:p text:style-name="P2"/>
            <text:p text:style-name="P2"><text:span text:style-name="T16">The recursive way</text:span></text:p>
            <text:p text:style-name="P2"><text:span text:style-name="T3"/></text:p>
            <text:p text:style-name="P2"><text:span text:style-name="T3">The definition of factorial gives us a hint.</text:span></text:p>
            <text:p text:style-name="P2"><text:span text:style-name="T3"/></text:p>
            <text:p text:style-name="P2"><text:span text:style-name="T3">Look at factorial 5.</text:span></text:p>
            <text:p text:style-name="P2"><text:span text:style-name="T3"/></text:p>
            <text:p text:style-name="P2"><text:span text:style-name="T3">5! = 5 x 4 x 3 x 2 x 1</text:span></text:p>
            <text:p text:style-name="P2"><text:span text:style-name="T3"/></text:p>
            <text:p text:style-name="P2"><text:span text:style-name="T3"><text:s text:c="3"/></text:span><text:span text:style-name="T3">= 5 x (4 x 3 x 2 x 1)</text:span></text:p>
            <text:p text:style-name="P2"><text:span text:style-name="T3"/></text:p>
            <text:p text:style-name="P2"><text:span text:style-name="T3">This second part is actually 4!, that is 4 x 3 x 2 x 1</text:span></text:p>
            <text:p text:style-name="P2"><text:span text:style-name="T3"/></text:p>
            <text:p text:style-name="P2"><text:span text:style-name="T3">So 5! = 5 x 4!</text:span></text:p>
            <text:p text:style-name="P2"><text:span text:style-name="T3"/></text:p>
            <text:p text:style-name="P2"><text:span text:style-name="T3">and 4! = 4 x 3 x 2 x 1</text:span></text:p>
            <text:p text:style-name="P2"><text:span text:style-name="T3"><text:s text:c="11"/></text:span><text:span text:style-name="T3">= 4 x 3!</text:span></text:p>
            <text:p text:style-name="P2"><text:span text:style-name="T3"><text:s text:c="7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9cm" svg:x="1.4cm" svg:y="1.4cm" presentation:class="subtitle" presentation:user-transformed="true">
          <draw:text-box>
            <text:p text:style-name="P2"><text:span text:style-name="T4">Factorial Function</text:span></text:p>
            <text:p text:style-name="P2"/>
            <text:p text:style-name="P2"><text:span text:style-name="T16">The recursive way 2</text:span></text:p>
            <text:p text:style-name="P2"><text:span text:style-name="T3"/></text:p>
            <text:p text:style-name="P2"><text:span text:style-name="T3">So 5! = 5 x 4!</text:span></text:p>
            <text:p text:style-name="P2"><text:span text:style-name="T3"/></text:p>
            <text:p text:style-name="P2"><text:span text:style-name="T3">and 4! = 4 x 3 x 2 x 1</text:span></text:p>
            <text:p text:style-name="P2"><text:span text:style-name="T3"><text:s text:c="11"/></text:span><text:span text:style-name="T3">= 4 x 3!</text:span></text:p>
            <text:p text:style-name="P2"><text:span text:style-name="T3"/></text:p>
            <text:p text:style-name="P2"><text:span text:style-name="T3">and 3! = 3 x 2 x 1</text:span></text:p>
            <text:p text:style-name="P2"><text:span text:style-name="T3"><text:s text:c="11"/></text:span><text:span text:style-name="T3">= 3 x 2!</text:span></text:p>
            <text:p text:style-name="P2"><text:span text:style-name="T3"/></text:p>
            <text:p text:style-name="P2"><text:span text:style-name="T3">and 2! = 2 x 1</text:span></text:p>
            <text:p text:style-name="P2"><text:span text:style-name="T3"><text:s text:c="11"/></text:span><text:span text:style-name="T3">= 2 x 1!</text:span></text:p>
            <text:p text:style-name="P2"><text:span text:style-name="T3"/></text:p>
            <text:p text:style-name="P2"><text:span text:style-name="T3">and 1! = 1</text:span></text:p>
            <text:p text:style-name="P2"><text:span text:style-name="T3"><text:s text:c="7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Factorial Function</text:span></text:p>
            <text:p text:style-name="P2"/>
            <text:p text:style-name="P2"><text:span text:style-name="T16">The recursive way 3</text:span></text:p>
            <text:p text:style-name="P2"><text:span text:style-name="T3"/></text:p>
            <text:p text:style-name="P2"><text:span text:style-name="T3">And given the two things we know, that 1! = 1 and that the general form is</text:span></text:p>
            <text:p text:style-name="P2"><text:span text:style-name="T3"/></text:p>
            <text:p text:style-name="P2"><text:span text:style-name="T3">n! = n * (n - 1)!</text:span></text:p>
            <text:p text:style-name="P2"><text:span text:style-name="T3"/></text:p>
            <text:p text:style-name="P2"><text:span text:style-name="T3">We can calculate n! in terms of lesser factorials.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Factorial Function</text:span></text:p>
            <text:p text:style-name="P2"/>
            <text:p text:style-name="P2"><text:span text:style-name="T9">A recursive function is one which calls itself, like this:-</text:span></text:p>
            <text:p text:style-name="P2"><text:span text:style-name="T3"/></text:p>
            <text:p text:style-name="P2"><text:span text:style-name="T13">long factorial (long n) {</text:span></text:p>
            <text:p text:style-name="P2"><text:span text:style-name="T17"/></text:p>
            <text:p text:style-name="P2"><text:span text:style-name="T13"><text:tab/></text:span><text:span text:style-name="T13">if (n == 1)</text:span></text:p>
            <text:p text:style-name="P2"><text:span text:style-name="T13"><text:tab/></text:span><text:span text:style-name="T13"><text:tab/></text:span><text:span text:style-name="T13">return 1;</text:span></text:p>
            <text:p text:style-name="P2"><text:span text:style-name="T13"><text:tab/></text:span><text:span text:style-name="T13">else</text:span></text:p>
            <text:p text:style-name="P2"><text:span text:style-name="T13"><text:tab/></text:span><text:span text:style-name="T13"><text:tab/></text:span><text:span text:style-name="T13">return (n * factorial(n - 1));</text:span></text:p>
            <text:p text:style-name="P2"><text:span text:style-name="T13"><text:tab/></text:span><text:span text:style-name="T13">}</text:span></text:p>
            <text:p text:style-name="P2"><text:span text:style-name="T13"/></text:p>
            <text:p text:style-name="P2"><text:span text:style-name="T14">If we imagine this called with n=5, this function will try to return </text:span><text:span text:style-name="T13">5 * factorial (4)</text:span></text:p>
            <text:p text:style-name="P2"><text:span text:style-name="T14">This will try to return </text:span><text:span text:style-name="T13">4 * factorial (3)</text:span><text:span text:style-name="T14">,which will try to return</text:span></text:p>
            <text:p text:style-name="P2"><text:span text:style-name="T13">3 * factorial (2) </text:span><text:span text:style-name="T14">which will try to return</text:span></text:p>
            <text:p text:style-name="P2"><text:span text:style-name="T13">2 * factorial (1) </text:span><text:span text:style-name="T14">At this point, the if (n==1) test kicks in, </text:span></text:p>
            <text:p text:style-name="P2"><text:span text:style-name="T14">and factorial(1) returns 1.</text:span></text:p>
            <text:p text:style-name="P2"><text:span text:style-name="T14"/></text:p>
            <text:p text:style-name="P2"><text:span text:style-name="T14">Now all of the other function calls can be resolved, what's called the call stack unwinds, and the final answer of 5x4x3x2x1, thats 120, is returned.</text:span></text:p>
            <text:p text:style-name="P2"><text:span text:style-name="T14"/></text:p>
            <text:p text:style-name="P2"><text:span text:style-name="T14">Notice how important the n==1 test is. <text:s/>It stops the recursion from going on for ev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Factorial Function</text:span></text:p>
            <text:p text:style-name="P2"/>
            <text:p text:style-name="P2"><text:span text:style-name="T18">Enter this in Netbeans, call it factorialRecursive()</text:span></text:p>
            <text:p text:style-name="P2"><text:span text:style-name="T3"/></text:p>
            <text:p text:style-name="P2"><text:span text:style-name="T13">long factorialRecursive (long n) {</text:span></text:p>
            <text:p text:style-name="P2"><text:span text:style-name="T17"/></text:p>
            <text:p text:style-name="P2"><text:span text:style-name="T13"><text:tab/></text:span><text:span text:style-name="T13">if (n &lt; 0)</text:span></text:p>
            <text:p text:style-name="P2"><text:span text:style-name="T13"><text:tab/></text:span><text:span text:style-name="T13"><text:tab/></text:span><text:span text:style-name="T13">return -1;</text:span><text:span text:style-name="T13"><text:tab/></text:span><text:span text:style-name="T13">/* indicate an error */</text:span></text:p>
            <text:p text:style-name="P2"><text:span text:style-name="T13"/></text:p>
            <text:p text:style-name="P2"><text:span text:style-name="T13"><text:tab/></text:span><text:span text:style-name="T13">if (n == 1)</text:span></text:p>
            <text:p text:style-name="P2"><text:span text:style-name="T13"><text:tab/></text:span><text:span text:style-name="T13"><text:tab/></text:span><text:span text:style-name="T13">return 1;</text:span></text:p>
            <text:p text:style-name="P2"><text:span text:style-name="T13"><text:tab/></text:span><text:span text:style-name="T13">else</text:span></text:p>
            <text:p text:style-name="P2"><text:span text:style-name="T13"><text:tab/></text:span><text:span text:style-name="T13"><text:tab/></text:span><text:span text:style-name="T13">return (n * factorial(n - 1));</text:span></text:p>
            <text:p text:style-name="P2"><text:span text:style-name="T13"><text:tab/></text:span><text:span text:style-name="T13">}</text:span></text:p>
            <text:p text:style-name="P2"><text:span text:style-name="T13"/></text:p>
            <text:p text:style-name="P2"><text:span text:style-name="T14">Modify the test function to call this version of factorial, and run the test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Wrapper Functions</text:span></text:p>
            <text:p text:style-name="P2"/>
            <text:p text:style-name="P2"><text:span text:style-name="T18">We now hopefully have two working factorial functions, the iterative and the recursive one.</text:span></text:p>
            <text:p text:style-name="P2"><text:span text:style-name="T18"/></text:p>
            <text:p text:style-name="P2"><text:span text:style-name="T18">We need a way to select one of them. <text:s/>We can use a </text:span><text:span text:style-name="T19">wrapper function</text:span><text:span text:style-name="T18"> to do this. <text:s/>A wrapper function is one that redirects a function call, but does little or no processing itself.</text:span></text:p>
            <text:p text:style-name="P2"><text:span text:style-name="T18"/></text:p>
            <text:p text:style-name="P2"><text:span text:style-name="T18">So we rename our two factorial functions -</text:span></text:p>
            <text:p text:style-name="P2"><text:span text:style-name="T18"/></text:p>
            <text:p text:style-name="P2"><text:span text:style-name="T13">long factorialRecursive (long n) {</text:span></text:p>
            <text:p text:style-name="P2"><text:span text:style-name="T13"><text:tab/></text:span><text:span text:style-name="T13">...</text:span></text:p>
            <text:p text:style-name="P2"><text:span text:style-name="T13"><text:tab/></text:span><text:span text:style-name="T13">}</text:span></text:p>
            <text:p text:style-name="P2"><text:span text:style-name="T13"/></text:p>
            <text:p text:style-name="P2"><text:span text:style-name="T13">long factorialIterative (long n) {</text:span></text:p>
            <text:p text:style-name="P2"><text:span text:style-name="T13"><text:tab/></text:span><text:span text:style-name="T13">...</text:span></text:p>
            <text:p text:style-name="P2"><text:span text:style-name="T13"><text:tab/></text:span><text:span text:style-name="T13">}</text:span></text:p>
            <text:p text:style-name="P2"><text:span text:style-name="T18"/></text:p>
            <text:p text:style-name="P2"><text:span text:style-name="T18">And create a wrapper called factorial() that will call whichever version we want it to -</text:span></text:p>
            <text:p text:style-name="P2"><text:span text:style-name="T18"/></text:p>
            <text:p text:style-name="P2"><text:span text:style-name="T13">long factorial (long n) {</text:span></text:p>
            <text:p text:style-name="P2"><text:span text:style-name="T13"><text:tab/></text:span><text:span text:style-name="T13">// return (factorialIterative (long n));</text:span></text:p>
            <text:p text:style-name="P2"><text:span text:style-name="T13"><text:tab/></text:span><text:span text:style-name="T13">return (factorialRecursive (long n));</text:span></text:p>
            <text:p text:style-name="P2"><text:span text:style-name="T13"><text:tab/></text:span><text:span text:style-name="T13">}</text:span></text:p>
            <text:p text:style-name="P2"><text:span text:style-name="T1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Wrapper Functions</text:span></text:p>
            <text:p text:style-name="P2"/>
            <text:p text:style-name="P2"><text:span text:style-name="T18">From the outside, it looks like a call to a single function, called factorial(). <text:s/></text:span><text:span text:style-name="T20"><text:s/></text:span></text:p>
            <text:p text:style-name="P2"><text:span text:style-name="T13"/></text:p>
            <text:p text:style-name="P2"><text:span text:style-name="T14">It can be used to hide complex things and make them appear simple.</text:span></text:p>
            <text:p text:style-name="P2"><text:span text:style-name="T14"/></text:p>
            <text:p text:style-name="P2"><text:span text:style-name="T14">In this case, it hides whether we're using one or another particular </text:span><text:span text:style-name="T21">implementation</text:span><text:span text:style-name="T14"> of a function.</text:span></text:p>
            <text:p text:style-name="P2"><text:span text:style-name="T14"/></text:p>
            <text:p text:style-name="P2"><text:span text:style-name="T22">It also means that if we wanted to use the “other” implementation of factorial, we have to make only </text:span><text:span text:style-name="T21">one</text:span><text:span text:style-name="T22"> change in </text:span><text:span text:style-name="T21">one</text:span><text:span text:style-name="T22"> place - </text:span><text:span text:style-name="T23">inside</text:span><text:span text:style-name="T22"> the wrapper function.</text:span></text:p>
            <text:p text:style-name="P2"><text:span text:style-name="T22"/></text:p>
            <text:p text:style-name="P2"><text:span text:style-name="T22">Wrapper functions can be used like adapters, to make one piece of software interact with another piece that it currently doesn't</text:span></text:p>
            <text:p text:style-name="P2"><text:span text:style-name="T22"/></text:p>
            <text:p text:style-name="P2"><text:span text:style-name="T22">You can use them to make a library support a new API.</text:span></text:p>
            <text:p text:style-name="P2"><text:span text:style-name="T22"/></text:p>
            <text:p text:style-name="P2"><text:span text:style-name="T24">Efficiency</text:span></text:p>
            <text:p text:style-name="P2"><text:span text:style-name="T23"/></text:p>
            <text:p text:style-name="P2"><text:span text:style-name="T25">Wrapper functions, because they involve extra function calls, can have a small speed penalty. <text:s/>If many of them are used in a program, the slowdown might be noticable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Recursion in the real world</text:span></text:p>
            <text:p text:style-name="P2"/>
            <text:p text:style-name="P2"><text:span text:style-name="T18">Although it can look quite elegant, recursive techniques aren't used much in everyday programming.</text:span></text:p>
            <text:p text:style-name="P2"><text:span text:style-name="T18"/></text:p>
            <text:p text:style-name="P2"><text:span text:style-name="T25">Partly this is for efficiency reasons - there is a small time penalty to pay in making a function call, and when using many function calls, this adds up. <text:s/>Using a loop is usually more efficient.</text:span></text:p>
            <text:p text:style-name="P2"><text:span text:style-name="T25"/></text:p>
            <text:p text:style-name="P2"><text:span text:style-name="T25">This is partly because of the way that languages and processors are designed. <text:s/>Current Intel and AMD processors work fastest when given a linear sequence of instructions.</text:span></text:p>
            <text:p text:style-name="P2"><text:span text:style-name="T25"/></text:p>
            <text:p text:style-name="P2"><text:span text:style-name="T25">There are some languages - functional ones - where recursion is normal, and there may not even be anything like C's for and while loops. <text:s/>These languages are designed so that function calls (and so recursive techniques) are very fast.</text:span></text:p>
            <text:p text:style-name="P2"><text:span text:style-name="T25"/></text:p>
            <text:p text:style-name="P2"><text:span text:style-name="T26">You cannot always guarantee that the </text:span><text:span text:style-name="T27">stopping condition</text:span><text:span text:style-name="T26"> will be reached, so your function may never stop calling itself, and the program will run out of memory.</text:span></text:p>
            <text:p text:style-name="P2"><text:span text:style-name="T26"/></text:p>
            <text:p text:style-name="P2"><text:span text:style-name="T26">Its easier to demonstrate that a loop will eventually terminate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6cm" svg:height="18.2cm" svg:x="1.4cm" svg:y="1.4cm" presentation:class="subtitle" presentation:user-transformed="true">
          <draw:text-box>
            <text:p text:style-name="P2"><text:span text:style-name="T4">Recursion in the real world</text:span></text:p>
            <text:p text:style-name="P2"/>
            <text:p text:style-name="P2"><text:span text:style-name="T18">Although it can look quite elegant, recursive techniques aren't used much in everyday programming.</text:span></text:p>
            <text:p text:style-name="P2"><text:span text:style-name="T18"/></text:p>
            <text:p text:style-name="P2"><text:span text:style-name="T28">I can think of only two that I've ever seen, and those are both to compute mathematical functions - factorial, which we've seen, and another kind of recursively defined function called Ackermann's</text:span></text:p>
            <text:p text:style-name="P2"><text:span text:style-name="T13"/></text:p>
            <text:p text:style-name="P2"><text:span text:style-name="T25">Partly this is for efficiency reasons - there is a small time penalty to pay in making a function call, and when using many function calls, this adds up. <text:s/>Using a loop is usually more efficient.</text:span></text:p>
            <text:p text:style-name="P2"><text:span text:style-name="T25"/></text:p>
            <text:p text:style-name="P2"><text:span text:style-name="T25">This is partly because of the way that languages and processors are designed. <text:s/>Current Intel and AMD processors work fastest when given a linear sequence of instructions.</text:span></text:p>
            <text:p text:style-name="P2"><text:span text:style-name="T25"/></text:p>
            <text:p text:style-name="P2"><text:span text:style-name="T25">There are some languages - functional ones - where recursion is normal, and there may not even be anything like C's for and while loops. <text:s/>These languages are designed so that function calls (and so recursive techniques) are very fast.</text:span></text:p>
            <text:p text:style-name="P2"><text:span text:style-name="T25"/></text:p>
            <text:p text:style-name="P2"><text:span text:style-name="T29">You cannot usually guarantee that the </text:span><text:span text:style-name="T30">stopping condition</text:span><text:span text:style-name="T29"> will be reached, so your function may never stop calling itself, and the program will run out of memory.</text:span></text:p>
            <text:p text:style-name="P2"><text:span text:style-name="T29"/></text:p>
            <text:p text:style-name="P2"><text:span text:style-name="T29">Its easier to demonstrate that a loop will eventually terminate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09-19T16:32:36.235644133</dc:date>
    <dc:creator>Mark Woodrow</dc:creator>
    <meta:editing-duration>P1DT8H38M28S</meta:editing-duration>
    <meta:editing-cycles>17</meta:editing-cycles>
    <meta:generator>LibreOffice/4.2.8.2$Linux_x86 LibreOffice_project/420m0$Build-2</meta:generator>
    <meta:document-statistic meta:object-count="95"/>
  </office:meta>
</office:document-meta>
</file>